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19-12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20-04-0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34:z34&quot;; 2020)" table:style-name="transparent_default"/>
          <table:table-cell table:formula="=HYPERLINK(&quot;#B3 Tax.a34:z34&quot;; &quot;B3&quot;)" table:style-name="transparent_default"/>
          <table:table-cell table:formula="=HYPERLINK(&quot;#B3 Tax.a34:z34&quot;; 180.0000000000000000)" table:style-name="transparent_fiat"/>
          <table:table-cell table:formula="=HYPERLINK(&quot;#B3 Tax.a34:z34&quot;; &quot;SHORT&quot;)" table:style-name="transparent_default"/>
          <table:table-cell table:formula="=HYPERLINK(&quot;#B3 Tax.a34:z34&quot;; &quot;SELL&quot;)" table:style-name="transparent_default"/>
          <table:table-cell table:formula="=HYPERLINK(&quot;#B3 Tax.a34:z34&quot;; 1.82000000000)" table:style-name="transparent_crypto"/>
          <table:table-cell table:formula="=HYPERLINK(&quot;#B3 Tax.a34:z34&quot;; 22840.0000000000000000)" table:style-name="transparent_fiat"/>
          <table:table-cell table:formula="=HYPERLINK(&quot;#B3 Tax.a34:z34&quot;; 22660.0000000000000000)" table:style-name="transparent_fiat"/>
          <table:table-cell/>
        </table:table-row>
        <table:table-row>
          <table:table-cell table:formula="=HYPERLINK(&quot;#B3 Tax.a34:z34&quot;; 2020)" table:style-name="transparent_default"/>
          <table:table-cell table:formula="=HYPERLINK(&quot;#B3 Tax.a34:z34&quot;; &quot;B3&quot;)" table:style-name="transparent_default"/>
          <table:table-cell table:formula="=HYPERLINK(&quot;#B3 Tax.a34:z34&quot;; 13000.000000000000000)" table:style-name="transparent_fiat"/>
          <table:table-cell table:formula="=HYPERLINK(&quot;#B3 Tax.a34:z34&quot;; &quot;SHORT&quot;)" table:style-name="transparent_default"/>
          <table:table-cell table:formula="=HYPERLINK(&quot;#B3 Tax.a34:z34&quot;; &quot;INTEREST&quot;)" table:style-name="transparent_default"/>
          <table:table-cell table:formula="=HYPERLINK(&quot;#B3 Tax.a34:z34&quot;; 1.00000000000)" table:style-name="transparent_crypto"/>
          <table:table-cell table:formula="=HYPERLINK(&quot;#B3 Tax.a34:z34&quot;; 13000.000000000000000)" table:style-name="transparent_fiat"/>
          <table:table-cell table:formula="=HYPERLINK(&quot;#B3 Tax.a34:z34&quot;; 0)" table:style-name="transparent_fiat"/>
          <table:table-cell/>
        </table:table-row>
        <table:table-row>
          <table:table-cell table:formula="=HYPERLINK(&quot;#B3 Tax.a34:z34&quot;; 2020)" table:style-name="transparent_default"/>
          <table:table-cell table:formula="=HYPERLINK(&quot;#B3 Tax.a34:z34&quot;; &quot;B3&quot;)" table:style-name="transparent_default"/>
          <table:table-cell table:formula="=HYPERLINK(&quot;#B3 Tax.a34:z34&quot;; 1494.0000000000000000)" table:style-name="transparent_fiat"/>
          <table:table-cell table:formula="=HYPERLINK(&quot;#B3 Tax.a34:z34&quot;; &quot;LONG&quot;)" table:style-name="transparent_default"/>
          <table:table-cell table:formula="=HYPERLINK(&quot;#B3 Tax.a34:z34&quot;; &quot;SELL&quot;)" table:style-name="transparent_default"/>
          <table:table-cell table:formula="=HYPERLINK(&quot;#B3 Tax.a34:z34&quot;; 0.18000000000)" table:style-name="transparent_crypto"/>
          <table:table-cell table:formula="=HYPERLINK(&quot;#B3 Tax.a34:z34&quot;; 2160.0000000000000000)" table:style-name="transparent_fiat"/>
          <table:table-cell table:formula="=HYPERLINK(&quot;#B3 Tax.a34:z34&quot;; 666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36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ELL&quot;)" table:style-name="transparent_default"/>
          <table:table-cell table:formula="=HYPERLINK(&quot;#B3 Tax.a31:z31&quot;; 2.00000000000)" table:style-name="transparent_crypto"/>
          <table:table-cell table:formula="=HYPERLINK(&quot;#B3 Tax.a31:z31&quot;; 21000.000000000000000)" table:style-name="transparent_fiat"/>
          <table:table-cell table:formula="=HYPERLINK(&quot;#B3 Tax.a31:z31&quot;; 7400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8774.0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MOVE&quot;)" table:style-name="transparent_default"/>
          <table:table-cell table:formula="=HYPERLINK(&quot;#B3 Tax.a31:z31&quot;; 0.82000000000)" table:style-name="transparent_crypto"/>
          <table:table-cell table:formula="=HYPERLINK(&quot;#B3 Tax.a31:z31&quot;; 11808.0000000000000000)" table:style-name="transparent_fiat"/>
          <table:table-cell table:formula="=HYPERLINK(&quot;#B3 Tax.a31:z31&quot;; 3034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2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INTEREST&quot;)" table:style-name="transparent_default"/>
          <table:table-cell table:formula="=HYPERLINK(&quot;#B3 Tax.a31:z31&quot;; 1.00000000000)" table:style-name="transparent_crypto"/>
          <table:table-cell table:formula="=HYPERLINK(&quot;#B3 Tax.a31:z31&quot;; 12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8.8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0)" table:style-name="transparent_fiat"/>
          <table:table-cell table:formula="=HYPERLINK(&quot;#B4 Tax.a23:z23&quot;; 31.2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5)" table:style-name="acquired_lot_percent"/>
          <table:table-cell table:formula="=HYPERLINK(&quot;#B2 In-Out.a4:z4&quot;; 25.25000000000000000)" table:style-name="acquired_lot_fiat"/>
          <table:table-cell table:formula="=HYPERLINK(&quot;#B2 In-Out.a4:z4&quot;; 0.2500000000000)" table:style-name="acquired_lo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75.75000000000000000)" table:style-name="acquired_lot_fiat"/>
          <table:table-cell table:formula="=HYPERLINK(&quot;#B2 In-Out.a4:z4&quot;; 0.7500000000000)" table:style-name="acquired_lot_fiat"/>
          <table:table-cell table:formula="=HYPERLINK(&quot;#B2 In-Out.a4:z4&quot;; 75.7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5:z5&quot;; &quot;2020-02-01 08:41:00+00:00&quot;)" table:style-name="acquired_lot_alt_default"/>
          <table:table-cell table:formula="=HYPERLINK(&quot;#B2 In-Out.a5:z5&quot;; 0.25)" table:style-name="acquired_lot_alt_percent"/>
          <table:table-cell table:formula="=HYPERLINK(&quot;#B2 In-Out.a5:z5&quot;; 25.25000000000000000)" table:style-name="acquired_lot_alt_fiat"/>
          <table:table-cell table:formula="=HYPERLINK(&quot;#B2 In-Out.a5:z5&quot;; 0.2500000000000)" table:style-name="acquired_lot_al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82" office:value-type="float" table:style-name="transparent_crypto"/>
          <table:table-cell office:value="22840.0" office:value-type="float" table:style-name="taxable_event_fiat"/>
          <table:table-cell office:value="2266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49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18" office:value-type="float" table:style-name="transparent_crypto"/>
          <table:table-cell office:value="2160.0" office:value-type="float" table:style-name="taxable_event_fiat"/>
          <table:table-cell office:value="66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812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19-12-11 19:58:00+00:00&quot;)" table:style-name="taxable_event_default"/>
          <table:table-cell table:formula="=HYPERLINK(&quot;#B3 In-Out.a12:z12&quot;; &quot;OUT / SELL&quot;)" table:style-name="taxable_event_default"/>
          <table:table-cell table:formula="=HYPERLINK(&quot;#B3 In-Out.a12:z12&quot;; 1)" table:style-name="taxable_event_percent"/>
          <table:table-cell table:formula="=HYPERLINK(&quot;#B3 In-Out.a12:z12&quot;; 11000.000000000000000)" table:style-name="highlighted_fiat"/>
          <table:table-cell table:formula="=HYPERLINK(&quot;#B3 In-Out.a12:z12&quot;; 11000.00000000000)" table:style-name="taxable_event_fiat"/>
          <table:table-cell table:formula="=HYPERLINK(&quot;#B3 In-Out.a12:z12&quot;; &quot;&quot;)" table:style-name="taxable_event_fiat"/>
          <table:table-cell table:formula="=HYPERLINK(&quot;#B3 In-Out.a12:z12&quot;; &quot;1/1: 1.00000000 of 1.00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3333333333333333333333333333333)" table:style-name="acquired_lot_percent"/>
          <table:table-cell table:formula="=HYPERLINK(&quot;#B3 In-Out.a5:z5&quot;; 3700.00000000000)" table:style-name="acquired_lot_fiat"/>
          <table:table-cell table:formula="=HYPERLINK(&quot;#B3 In-Out.a5:z5&quot;; 33.33333333333333333333333333333)" table:style-name="acquired_lot_fiat"/>
          <table:table-cell table:formula="=HYPERLINK(&quot;#B3 In-Out.a5:z5&quot;; 3700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2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0:z20&quot;; &quot;2019-12-21 12:58:10+00:00&quot;)" table:style-name="taxable_event_alt_default"/>
          <table:table-cell table:formula="=HYPERLINK(&quot;#B3 In-Out.a20:z20&quot;; &quot;INTRA / MOVE&quot;)" table:style-name="taxable_event_alt_default"/>
          <table:table-cell table:formula="=HYPERLINK(&quot;#B3 In-Out.a20:z20&quot;; 1)" table:style-name="taxable_event_alt_percent"/>
          <table:table-cell table:formula="=HYPERLINK(&quot;#B3 In-Out.a20:z20&quot;; 11808.0000000000000000)" table:style-name="highlighted_fiat"/>
          <table:table-cell table:formula="=HYPERLINK(&quot;#B3 In-Out.a20:z20&quot;; 14400.00000000000)" table:style-name="taxable_event_alt_fiat"/>
          <table:table-cell table:formula="=HYPERLINK(&quot;#B3 In-Out.a20:z20&quot;; &quot;&quot;)" table:style-name="taxable_event_alt_fiat"/>
          <table:table-cell table:formula="=HYPERLINK(&quot;#B3 In-Out.a20:z20&quot;; &quot;1/1: 0.82000000 of 0.82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2733333333333333333333333333333)" table:style-name="acquired_lot_percent"/>
          <table:table-cell table:formula="=HYPERLINK(&quot;#B3 In-Out.a5:z5&quot;; 3034.00000000000)" table:style-name="acquired_lot_fiat"/>
          <table:table-cell table:formula="=HYPERLINK(&quot;#B3 In-Out.a5:z5&quot;; 27.33333333333333333333333333333)" table:style-name="acquired_lot_fiat"/>
          <table:table-cell table:formula="=HYPERLINK(&quot;#B3 In-Out.a5:z5&quot;; 3034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3/4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9-12-31 11:18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2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0" office:value-type="float" table:style-name="transparent_border_crypto"/>
          <table:table-cell office:value="1494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3:z13&quot;; &quot;2020-01-11 07:10:00+00:00&quot;)" table:style-name="taxable_event_alt_border_default"/>
          <table:table-cell table:formula="=HYPERLINK(&quot;#B3 In-Out.a13:z13&quot;; &quot;OUT / SELL&quot;)" table:style-name="taxable_event_alt_border_default"/>
          <table:table-cell table:formula="=HYPERLINK(&quot;#B3 In-Out.a13:z13&quot;; 0.18)" table:style-name="taxable_event_alt_border_percent"/>
          <table:table-cell table:formula="=HYPERLINK(&quot;#B3 In-Out.a13:z13&quot;; 2160.0000000000000000)" table:style-name="highlighted_border_fiat"/>
          <table:table-cell table:formula="=HYPERLINK(&quot;#B3 In-Out.a13:z13&quot;; 12000.00000000000)" table:style-name="taxable_event_alt_border_fiat"/>
          <table:table-cell table:formula="=HYPERLINK(&quot;#B3 In-Out.a13:z13&quot;; &quot;&quot;)" table:style-name="taxable_event_alt_border_fiat"/>
          <table:table-cell table:formula="=HYPERLINK(&quot;#B3 In-Out.a13:z13&quot;; &quot;1/2: 0.18000000 of 1.00000000 B3&quot;)" table:style-name="taxable_event_note_border_default"/>
          <table:table-cell table:formula="=HYPERLINK(&quot;#B3 In-Out.a5:z5&quot;; &quot;2019-01-01 08:41:00+00:00&quot;)" table:style-name="acquired_lot_border_default"/>
          <table:table-cell table:formula="=HYPERLINK(&quot;#B3 In-Out.a5:z5&quot;; 0.06)" table:style-name="acquired_lot_border_percent"/>
          <table:table-cell table:formula="=HYPERLINK(&quot;#B3 In-Out.a5:z5&quot;; 666.00000000000)" table:style-name="acquired_lot_border_fiat"/>
          <table:table-cell table:formula="=HYPERLINK(&quot;#B3 In-Out.a5:z5&quot;; 6.0000000000000)" table:style-name="acquired_lot_border_fiat"/>
          <table:table-cell table:formula="=HYPERLINK(&quot;#B3 In-Out.a5:z5&quot;; 666.00000000000)" table:style-name="highlighted_border_fiat"/>
          <table:table-cell table:formula="=HYPERLINK(&quot;#B3 In-Out.a5:z5&quot;; 11000.00000000000)" table:style-name="acquired_lot_border_fiat"/>
          <table:table-cell table:formula="=HYPERLINK(&quot;#B3 In-Out.a5:z5&quot;; &quot;&quot;)" table:style-name="acquired_lot_border_fiat"/>
          <table:table-cell table:formula="=HYPERLINK(&quot;#B3 In-Out.a5:z5&quot;; &quot;4/4: 0.18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4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11 07:10:00+00:00&quot;)" table:style-name="taxable_event_alt_default"/>
          <table:table-cell table:formula="=HYPERLINK(&quot;#B3 In-Out.a13:z13&quot;; &quot;OUT / SELL&quot;)" table:style-name="taxable_event_alt_default"/>
          <table:table-cell table:formula="=HYPERLINK(&quot;#B3 In-Out.a13:z13&quot;; 0.82)" table:style-name="taxable_event_alt_percent"/>
          <table:table-cell table:formula="=HYPERLINK(&quot;#B3 In-Out.a13:z13&quot;; 9840.0000000000000000)" table:style-name="highlighted_fiat"/>
          <table:table-cell table:formula="=HYPERLINK(&quot;#B3 In-Out.a13:z13&quot;; 12000.00000000000)" table:style-name="taxable_event_alt_fiat"/>
          <table:table-cell table:formula="=HYPERLINK(&quot;#B3 In-Out.a13:z13&quot;; &quot;&quot;)" table:style-name="taxable_event_alt_fiat"/>
          <table:table-cell table:formula="=HYPERLINK(&quot;#B3 In-Out.a13:z13&quot;; &quot;2/2: 0.82000000 of 1.00000000 B3&quot;)" table:style-name="taxable_event_note_default"/>
          <table:table-cell table:formula="=HYPERLINK(&quot;#B3 In-Out.a4:z4&quot;; &quot;2019-12-31 11:18:00+00:00&quot;)" table:style-name="acquired_lot_alt_default"/>
          <table:table-cell table:formula="=HYPERLINK(&quot;#B3 In-Out.a4:z4&quot;; 0.82)" table:style-name="acquired_lot_alt_percent"/>
          <table:table-cell table:formula="=HYPERLINK(&quot;#B3 In-Out.a4:z4&quot;; 9840.0000000000000000)" table:style-name="acquired_lot_alt_fiat"/>
          <table:table-cell table:formula="=HYPERLINK(&quot;#B3 In-Out.a4:z4&quot;; 0.00)" table:style-name="acquired_lot_alt_fiat"/>
          <table:table-cell table:formula="=HYPERLINK(&quot;#B3 In-Out.a4:z4&quot;; 9840.0000000000000000)" table:style-name="highlighted_fiat"/>
          <table:table-cell table:formula="=HYPERLINK(&quot;#B3 In-Out.a4:z4&quot;; 12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09:45:00+00:00&quot;)" table:style-name="taxable_event_default"/>
          <table:table-cell table:formula="=HYPERLINK(&quot;#B3 In-Out.a5:z5&quot;; &quot;IN / INTEREST&quot;)" table:style-name="taxable_event_default"/>
          <table:table-cell table:formula="=HYPERLINK(&quot;#B3 In-Out.a5:z5&quot;; 1)" table:style-name="taxable_event_percent"/>
          <table:table-cell table:formula="=HYPERLINK(&quot;#B3 In-Out.a5:z5&quot;; 13000.000000000000000)" table:style-name="highlighted_fiat"/>
          <table:table-cell table:formula="=HYPERLINK(&quot;#B3 In-Out.a5:z5&quot;; 13000.00000000000)" table:style-name="taxable_event_fiat"/>
          <table:table-cell table:formula="=HYPERLINK(&quot;#B3 In-Out.a5:z5&quot;; &quot;&quot;)" table:style-name="taxable_event_fiat"/>
          <table:table-cell table:formula="=HYPERLINK(&quot;#B3 In-Out.a5:z5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2-12 17:50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0.18)" table:style-name="taxable_event_alt_percent"/>
          <table:table-cell table:formula="=HYPERLINK(&quot;#B3 In-Out.a14:z14&quot;; 2340.0000000000000000)" table:style-name="highlighted_fiat"/>
          <table:table-cell table:formula="=HYPERLINK(&quot;#B3 In-Out.a14:z14&quot;; 130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2: 0.18000000 of 1.00000000 B3&quot;)" table:style-name="taxable_event_note_default"/>
          <table:table-cell table:formula="=HYPERLINK(&quot;#B3 In-Out.a4:z4&quot;; &quot;2019-12-31 11:18:00+00:00&quot;)" table:style-name="acquired_lot_alt_default"/>
          <table:table-cell table:formula="=HYPERLINK(&quot;#B3 In-Out.a4:z4&quot;; 0.18)" table:style-name="acquired_lot_alt_percent"/>
          <table:table-cell table:formula="=HYPERLINK(&quot;#B3 In-Out.a4:z4&quot;; 2160.0000000000000000)" table:style-name="acquired_lot_alt_fiat"/>
          <table:table-cell table:formula="=HYPERLINK(&quot;#B3 In-Out.a4:z4&quot;; 0.00)" table:style-name="acquired_lot_alt_fiat"/>
          <table:table-cell table:formula="=HYPERLINK(&quot;#B3 In-Out.a4:z4&quot;; 2160.0000000000000000)" table:style-name="highlighted_fiat"/>
          <table:table-cell table:formula="=HYPERLINK(&quot;#B3 In-Out.a4:z4&quot;; 12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2-12 17:50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0.82)" table:style-name="taxable_event_alt_percent"/>
          <table:table-cell table:formula="=HYPERLINK(&quot;#B3 In-Out.a14:z14&quot;; 10660.000000000000000)" table:style-name="highlighted_fiat"/>
          <table:table-cell table:formula="=HYPERLINK(&quot;#B3 In-Out.a14:z14&quot;; 130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2/2: 0.82000000 of 1.00000000 B3&quot;)" table:style-name="taxable_event_note_default"/>
          <table:table-cell table:formula="=HYPERLINK(&quot;#B3 In-Out.a5:z5&quot;; &quot;2020-02-01 09:45:00+00:00&quot;)" table:style-name="acquired_lot_default"/>
          <table:table-cell table:formula="=HYPERLINK(&quot;#B3 In-Out.a5:z5&quot;; 0.82)" table:style-name="acquired_lot_percent"/>
          <table:table-cell table:formula="=HYPERLINK(&quot;#B3 In-Out.a5:z5&quot;; 10660.000000000000000)" table:style-name="acquired_lot_fiat"/>
          <table:table-cell table:formula="=HYPERLINK(&quot;#B3 In-Out.a5:z5&quot;; 0.00)" table:style-name="acquired_lot_fiat"/>
          <table:table-cell table:formula="=HYPERLINK(&quot;#B3 In-Out.a5:z5&quot;; 10660.000000000000000)" table:style-name="highlighted_fiat"/>
          <table:table-cell table:formula="=HYPERLINK(&quot;#B3 In-Out.a5:z5&quot;; 13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1/1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8.8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1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3333333333333333333333333333333)" table:style-name="taxable_event_percent"/>
          <table:table-cell table:formula="=HYPERLINK(&quot;#B4 In-Out.a11:z11&quot;; 20.0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2: 1.00000000 of 3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1)" table:style-name="acquired_lot_percent"/>
          <table:table-cell table:formula="=HYPERLINK(&quot;#B4 In-Out.a4:z4&quot;; 11.000000000000000000)" table:style-name="acquired_lot_fiat"/>
          <table:table-cell table:formula="=HYPERLINK(&quot;#B4 In-Out.a4:z4&quot;; 1.00000000000)" table:style-name="acquired_lot_fiat"/>
          <table:table-cell table:formula="=HYPERLINK(&quot;#B4 In-Out.a4:z4&quot;; 11.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19.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6666666666666666666666666666667)" table:style-name="taxable_event_percent"/>
          <table:table-cell table:formula="=HYPERLINK(&quot;#B4 In-Out.a11:z11&quot;; 4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2/2: 2.00000000 of 3.00000000 B4&quot;)" table:style-name="taxable_event_note_default"/>
          <table:table-cell table:formula="=HYPERLINK(&quot;#B4 In-Out.a5:z5&quot;; &quot;2020-02-01 09:10:00+00:00&quot;)" table:style-name="acquired_lot_alt_default"/>
          <table:table-cell table:formula="=HYPERLINK(&quot;#B4 In-Out.a5:z5&quot;; 0.2)" table:style-name="acquired_lot_alt_percent"/>
          <table:table-cell table:formula="=HYPERLINK(&quot;#B4 In-Out.a5:z5&quot;; 20.20000000000000000)" table:style-name="acquired_lot_alt_fiat"/>
          <table:table-cell table:formula="=HYPERLINK(&quot;#B4 In-Out.a5:z5&quot;; 0.200000000000)" table:style-name="acquired_lot_alt_fiat"/>
          <table:table-cell table:formula="=HYPERLINK(&quot;#B4 In-Out.a5:z5&quot;; 20.20000000000000000)" table:style-name="highlighted_fiat"/>
          <table:table-cell table:formula="=HYPERLINK(&quot;#B4 In-Out.a5:z5&quot;; 1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2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03.808096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